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8.75770833333333cm"/>
    </style:style>
    <style:style style:name="co2" style:family="table-column">
      <style:table-column-properties fo:break-before="auto" style:column-width="6.50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12.9910416666667cm"/>
    </style:style>
    <style:style style:name="co5" style:family="table-column">
      <style:table-column-properties fo:break-before="auto" style:column-width="6.032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57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URI</text:p>
          </table:table-cell>
          <table:table-cell office:value-type="string" table:style-name="ce2">
            <text:p>Pref Label</text:p>
          </table:table-cell>
          <table:table-cell office:value-type="string" table:style-name="ce2">
            <text:p>Alt Label</text:p>
          </table:table-cell>
          <table:table-cell office:value-type="string" table:style-name="ce3">
            <text:p>Definition</text:p>
          </table:table-cell>
          <table:table-cell office:value-type="string" table:style-name="ce2">
            <text:p>Note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ci-ecv</text:p>
          </table:table-cell>
          <table:table-cell office:value-type="string" table:style-name="ce1">
            <text:p>cci-ecv</text:p>
          </table:table-cell>
          <table:table-cell office:value-type="string" table:style-name="ce1">
            <text:p>CCI</text:p>
          </table:table-cell>
          <table:table-cell office:value-type="string" table:style-name="ce4">
            <text:p>Controlled vocabulary for ESA Climate Change Initiative - Essential Climate Variables projects. Produced by Science and Technology Facilities Council (STFC) for CLIPC, November 2015.</text:p>
          </table:table-cell>
          <table:table-cell office:value-type="string" table:style-name="ce1">
            <text:p>Complete not check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cos-ecv</text:p>
          </table:table-cell>
          <table:table-cell office:value-type="string" table:style-name="ce1">
            <text:p>gcos-ecv</text:p>
          </table:table-cell>
          <table:table-cell table:style-name="ce1"/>
          <table:table-cell office:value-type="string" table:style-name="ce4">
            <text:p>Controlled vocabulary for the GCOS Essential Climate Variables. Produced by Science and Technology Facilities Council (STFC) for CLIPC, November 2015.</text:p>
          </table:table-cell>
          <table:table-cell office:value-type="string" table:style-name="ce1">
            <text:p>Complete not check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mip-realms</text:p>
          </table:table-cell>
          <table:table-cell office:value-type="string" table:style-name="ce1">
            <text:p>cmip-realms</text:p>
          </table:table-cell>
          <table:table-cell table:style-name="ce1"/>
          <table:table-cell office:value-type="string" table:style-name="ce4">
            <text:p>Controlled vocabulary describing the CMIP Realms. Produced by Science and Technology Facilities Council (STFC) for CLIPC, November 2015.</text:p>
          </table:table-cell>
          <table:table-cell office:value-type="string" table:style-name="ce1">
            <text:p>Complete not check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grib-disciplines</text:p>
          </table:table-cell>
          <table:table-cell office:value-type="string" table:style-name="ce1">
            <text:p>grib-disciplines</text:p>
          </table:table-cell>
          <table:table-cell table:style-name="ce1"/>
          <table:table-cell office:value-type="string" table:style-name="ce4">
            <text:p>Controlled vocabulary describing the GRIB disciplines. Produced by Science and Technology Facilities Council (STFC) for CLIPC, November 2015.</text:p>
          </table:table-cell>
          <table:table-cell office:value-type="string" table:style-name="ce1">
            <text:p>Complete not check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limate4impact-themes</text:p>
          </table:table-cell>
          <table:table-cell office:value-type="string" table:style-name="ce1">
            <text:p>climate4impact-themes</text:p>
          </table:table-cell>
          <table:table-cell table:style-name="ce1"/>
          <table:table-cell office:value-type="string" table:style-name="ce4">
            <text:p>Controlled vocabulary describing the climate4impact themes. Produced by Science and Technology Facilities Council (STFC) for CLIPC, November 2015.</text:p>
          </table:table-cell>
          <table:table-cell office:value-type="string" table:style-name="ce1">
            <text:p>Complete not check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ci-org</text:p>
          </table:table-cell>
          <table:table-cell office:value-type="string" table:style-name="ce1">
            <text:p>cci-org</text:p>
          </table:table-cell>
          <table:table-cell table:style-name="ce1"/>
          <table:table-cell office:value-type="string" table:style-name="ce4">
            <text:p>Controlled vocabulary listing the organisations involved in the ESA Climate Change Initiative. Produced by Science and Technology Facilities Council (STFC) for CLIPC, November 2015.</text:p>
          </table:table-cell>
          <table:table-cell office:value-type="string" table:style-name="ce1">
            <text:p>Complete not check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ci-sensor</text:p>
          </table:table-cell>
          <table:table-cell office:value-type="string" table:style-name="ce1">
            <text:p>cci-sensor</text:p>
          </table:table-cell>
          <table:table-cell table:style-name="ce1"/>
          <table:table-cell office:value-type="string" table:style-name="ce4">
            <text:p>Controlled vocabulary listing the sensors used in the ESA Climate Change Initiative. Produced by Science and Technology Facilities Council (STFC) for CLIPC, November 2015.</text:p>
          </table:table-cell>
          <table:table-cell office:value-type="string" table:style-name="ce1">
            <text:p>Complete not check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ci-platforms</text:p>
          </table:table-cell>
          <table:table-cell office:value-type="string" table:style-name="ce1">
            <text:p>cci-platforms</text:p>
          </table:table-cell>
          <table:table-cell table:style-name="ce1"/>
          <table:table-cell office:value-type="string" table:style-name="ce4">
            <text:p>Controlled vocabulary listing the satellite platforms used in the ESA Climate Change Initiative. Produced by Science and Technology Facilities Council (STFC) for CLIPC, November 2015.</text:p>
          </table:table-cell>
          <table:table-cell office:value-type="string" table:style-name="ce1">
            <text:p>Complete not check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ci-processing-levels</text:p>
          </table:table-cell>
          <table:table-cell office:value-type="string" table:style-name="ce1">
            <text:p>cci-processing-levels</text:p>
          </table:table-cell>
          <table:table-cell table:style-name="ce1"/>
          <table:table-cell office:value-type="string" table:style-name="ce4">
            <text:p>Controlled vocabulary for the ESA Climate Change Initiative products processing levels. Produced by Science and Technology Facilities Council (STFC) for CLIPC, November 2015.</text:p>
          </table:table-cell>
          <table:table-cell office:value-type="string" table:style-name="ce1">
            <text:p>Complete not check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ci-cfparameters</text:p>
          </table:table-cell>
          <table:table-cell office:value-type="string" table:style-name="ce1">
            <text:p>cci-cfparameters</text:p>
          </table:table-cell>
          <table:table-cell table:style-name="ce1"/>
          <table:table-cell office:value-type="string" table:style-name="ce4">
            <text:p>Controlled vocabulary listing the CF standard names used in the ESA Climate Change Initiative products. Produced by Science and Technology Facilities Council (STFC) for CLIPC, November 2015.</text:p>
          </table:table-cell>
          <table:table-cell office:value-type="string" table:style-name="ce1">
            <text:p>Under development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ci-gcos-mapping</text:p>
          </table:table-cell>
          <table:table-cell office:value-type="string" table:style-name="ce1">
            <text:p>cci-gcos-mapping</text:p>
          </table:table-cell>
          <table:table-cell table:style-name="ce1"/>
          <table:table-cell office:value-type="string" table:style-name="ce4">
            <text:p>SKOS mapping between the ESA Climate Change Initiative -Essential Climate Variables projects and the GCOS Essential Climate Variables. Produced by Science and Technology Facilities Council (STFC) for CLIPC, November 2015.</text:p>
          </table:table-cell>
          <table:table-cell office:value-type="string" table:style-name="ce1">
            <text:p>Under development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ci-platform-sensor-mapping</text:p>
          </table:table-cell>
          <table:table-cell office:value-type="string" table:style-name="ce1">
            <text:p>cci-platform-sensor-mapping</text:p>
          </table:table-cell>
          <table:table-cell table:style-name="ce1"/>
          <table:table-cell office:value-type="string" table:style-name="ce4">
            <text:p>SKOS mapping between the platforms and sensors used in the ESA Climate Change Initiative. Produced by Science and Technology Facilities Council (STFC) for CLIPC, November 2015.</text:p>
          </table:table-cell>
          <table:table-cell office:value-type="string" table:style-name="ce1">
            <text:p>Complete not checked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mip-grib-mapping</text:p>
          </table:table-cell>
          <table:table-cell office:value-type="string" table:style-name="ce1">
            <text:p>cmip-grib-mapping</text:p>
          </table:table-cell>
          <table:table-cell table:style-name="ce1"/>
          <table:table-cell office:value-type="string" table:style-name="ce4">
            <text:p>SKOS mapping between the CMIP Realms and the GRIB disciplines. Produced by Science and Technology Facilities Council (STFC) for CLIPC, November 2015.</text:p>
          </table:table-cell>
          <table:table-cell office:value-type="string" table:style-name="ce1">
            <text:p>Under development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cicfparameters-gribcodes</text:p>
          </table:table-cell>
          <table:table-cell office:value-type="string" table:style-name="ce1">
            <text:p>ccicfparameters-gribcodes</text:p>
          </table:table-cell>
          <table:table-cell table:style-name="ce1"/>
          <table:table-cell office:value-type="string" table:style-name="ce4">
            <text:p>SKOS mapping between the ESA Climate Change Initiative parameter CF standard names and their corresponding GRIB codes. Produced by Science and Technology Facilities Council (STFC) for CLIPC, November 2015.</text:p>
          </table:table-cell>
          <table:table-cell office:value-type="string" table:style-name="ce1">
            <text:p>Under development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Authorised User</dc:creator>
    <meta:creation-date>2015-11-12T08:04:46Z</meta:creation-date>
    <dc:date>2015-11-16T13:09:52Z</dc:date>
  </office:meta>
</office:document-meta>
</file>